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978c" officeooo:paragraph-rsid="000c978c"/>
    </style:style>
    <style:style style:name="P2" style:family="paragraph" style:parent-style-name="Standard">
      <style:text-properties officeooo:rsid="000c978c" officeooo:paragraph-rsid="000ceccd"/>
    </style:style>
    <style:style style:name="P3" style:family="paragraph" style:parent-style-name="Standard">
      <style:text-properties officeooo:rsid="000ceccd" officeooo:paragraph-rsid="000ceccd"/>
    </style:style>
    <style:style style:name="P4" style:family="paragraph" style:parent-style-name="Standard">
      <style:text-properties officeooo:rsid="000dd694" officeooo:paragraph-rsid="000dd694"/>
    </style:style>
    <style:style style:name="P5" style:family="paragraph" style:parent-style-name="Standard">
      <style:text-properties officeooo:rsid="000dd694" officeooo:paragraph-rsid="000ef48a"/>
    </style:style>
    <style:style style:name="P6" style:family="paragraph" style:parent-style-name="Standard">
      <style:text-properties officeooo:paragraph-rsid="000dd694"/>
    </style:style>
    <style:style style:name="P7" style:family="paragraph" style:parent-style-name="Standard">
      <style:text-properties officeooo:rsid="000ef48a" officeooo:paragraph-rsid="000ef48a"/>
    </style:style>
    <style:style style:name="T1" style:family="text">
      <style:text-properties officeooo:rsid="000dd694"/>
    </style:style>
    <style:style style:name="T2" style:family="text">
      <style:text-properties officeooo:rsid="000ef48a"/>
    </style:style>
    <style:style style:name="T3" style:family="text">
      <style:text-properties officeooo:rsid="000fbd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T3">Userinterface</text:span>:</text:h>
      <text:p text:style-name="P3"><text:span text:style-name="T3">user</text:span>Erstellen/3:</text:p>
      <text:p text:style-name="P1">@Params:</text:p>
      <text:p text:style-name="P1">String name: Der Profilname des Users</text:p>
      <text:p text:style-name="P1">String passwort: Das Passwort des Users</text:p>
      <text:p text:style-name="P1">Email email: Die Emailadresse des Users</text:p>
      <text:p text:style-name="P3">@Pre:</text:p>
      <text:p text:style-name="P3">@Post:</text:p>
      <text:p text:style-name="P3">Neuer User in DB </text:p>
      <text:p text:style-name="P3"/>
      <text:p text:style-name="P3"><text:span text:style-name="T3">user</text:span>Anmelden/2:</text:p>
      <text:p text:style-name="P3">@Params:</text:p>
      <text:p text:style-name="P2">String name: Der Profilname des Users</text:p>
      <text:p text:style-name="P2">String passwort: Das Passwort des Users</text:p>
      <text:p text:style-name="P3">@Pre:</text:p>
      <text:p text:style-name="P3">@Post:</text:p>
      <text:p text:style-name="P3"/>
      <text:p text:style-name="P6">search/1:<text:line-break/>@Params:<text:line-break/>String query: <text:span text:style-name="T1">Suchbegriff</text:span></text:p>
      <text:p text:style-name="P4">@Pre:</text:p>
      <text:p text:style-name="P4">@Post:</text:p>
      <text:p text:style-name="P4"/>
      <text:p text:style-name="P4">getUserBy/1:</text:p>
      <text:p text:style-name="P4">@Params:</text:p>
      <text:p text:style-name="P4">String url: Die Name de<text:span text:style-name="T2">s</text:span> <text:span text:style-name="T2">Users</text:span> <text:span text:style-name="T2">dessen Profil angezeigt werden soll.</text:span></text:p>
      <text:p text:style-name="P4">@Pre:</text:p>
      <text:p text:style-name="P4">@Post:</text:p>
      <text:p text:style-name="P3"/>
      <text:h text:style-name="Heading_20_2" text:outline-level="2">Gruppeninteface:</text:h>
      <text:p text:style-name="Standard"/>
      <text:p text:style-name="Standard">search/1:<text:line-break/>@Params:<text:line-break/>String query: <text:span text:style-name="T1">Suchbegriff</text:span></text:p>
      <text:p text:style-name="P4">@Pre:</text:p>
      <text:p text:style-name="P4">@Post:</text:p>
      <text:p text:style-name="P4"/>
      <text:p text:style-name="P4">getGroupBy/1:</text:p>
      <text:p text:style-name="P4">@Params:</text:p>
      <text:p text:style-name="P4">String url: Die Name der Gruppe die angezeigt werden soll</text:p>
      <text:p text:style-name="P4">@Pre:</text:p>
      <text:p text:style-name="P4">@Post:</text:p>
      <text:p text:style-name="P4"/>
      <text:p text:style-name="P7">gruppeErstellen/2:</text:p>
      <text:p text:style-name="P5">@Params:</text:p>
      <text:p text:style-name="P7">String name: Der Name der Gruppe die erstellt werden soll</text:p>
      <text:p text:style-name="P7">IUser ersteller: Der User der die Gruppe erstellt</text:p>
      <text:p text:style-name="P5">@Pre:</text:p>
      <text:p text:style-name="P5">@Po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M34S</meta:editing-duration>
    <meta:editing-cycles>7</meta:editing-cycles>
    <meta:generator>LibreOffice/4.3.4.1$Windows_x86 LibreOffice_project/bc356b2f991740509f321d70e4512a6a54c5f243</meta:generator>
    <dc:date>2015-04-14T00:07:35.126000000</dc:date>
    <meta:document-statistic meta:table-count="0" meta:image-count="0" meta:object-count="0" meta:page-count="1" meta:paragraph-count="38" meta:word-count="109" meta:character-count="746" meta:non-whitespace-character-count="674"/>
    <meta:user-defined meta:name="Info 1"/>
    <meta:user-defined meta:name="Info 2"/>
    <meta:user-defined meta:name="Info 3"/>
    <meta:user-defined meta:name="Info 4"/>
  </office:meta>
</office:document-meta>
</file>